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Helvetica" style:font-size-asian="12pt" style:font-weight-asian="bold" style:font-name-complex="Helvetica" style:font-size-complex="12pt" style:font-weight-complex="bold"/>
    </style:style>
    <style:style style:name="P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6" style:family="paragraph" style:parent-style-name="Standard">
      <style:paragraph-properties fo:text-align="end"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style:font-name-asian="ArialMT" style:font-size-asian="12pt" style:font-name-complex="ArialMT" style:font-size-complex="12pt"/>
    </style:style>
    <style:style style:name="P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style:font-name-asian="ArialMT" style:font-size-asian="12pt" style:font-name-complex="ArialMT" style:font-size-complex="12pt"/>
    </style:style>
    <style:style style:name="P8"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0"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3"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4pt" fo:font-weight="normal" style:font-name-asian="ArialMT" style:font-size-asian="14pt" style:font-weight-asian="normal" style:font-name-complex="ArialMT" style:font-size-complex="14pt" style:font-weight-complex="normal"/>
    </style:style>
    <style:style style:name="P1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1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17"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style:font-weight-asian="normal" style:font-weight-complex="normal"/>
    </style:style>
    <style:style style:name="P1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bold" style:font-weight-asian="bold" style:font-weight-complex="bold"/>
    </style:style>
    <style:style style:name="P2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2pt" style:font-size-asian="12pt" style:font-size-complex="12pt"/>
    </style:style>
    <style:style style:name="P2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weight="normal" style:font-weight-asian="normal" style:font-weight-complex="normal"/>
    </style:style>
    <style:style style:name="P2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2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Helvetica" style:font-size-asian="12pt" style:font-weight-asian="bold" style:font-name-complex="Helvetica" style:font-size-complex="12pt" style:font-weight-complex="bold"/>
    </style:style>
    <style:style style:name="P2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2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2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MT" fo:font-size="12pt" style:text-underline-style="none" fo:font-weight="bold" style:font-name-asian="ArialMT" style:font-size-asian="12pt" style:font-weight-asian="bold" style:font-name-complex="ArialMT" style:font-size-complex="12pt" style:font-weight-complex="bold"/>
    </style:style>
    <style:style style:name="P2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2pt" style:font-size-asian="12pt" style:font-size-complex="12pt"/>
    </style:style>
    <style:style style:name="P3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T1" style:family="text">
      <style:text-properties style:use-window-font-color="true"/>
    </style:style>
    <style:style style:name="T2" style:family="text">
      <style:text-properties style:use-window-font-color="true" style:font-name="ArialMT" fo:font-size="12pt" style:font-name-asian="ArialMT" style:font-size-asian="12pt" style:font-name-complex="ArialMT" style:font-size-complex="12pt"/>
    </style:style>
    <style:style style:name="T3" style:family="text">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T4" style:family="text">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T5" style:family="text">
      <style:text-properties style:use-window-font-color="true" style:font-name="ArialMT" fo:font-size="15pt" fo:font-weight="bold" style:font-name-asian="ArialMT" style:font-size-asian="15pt" style:font-weight-asian="bold" style:font-name-complex="ArialMT" style:font-size-complex="15pt" style:font-weight-complex="bold"/>
    </style:style>
    <style:style style:name="T6" style:family="text">
      <style:text-properties style:use-window-font-color="true" style:font-name="ArialMT" fo:font-size="27pt" fo:font-weight="bold" style:font-name-asian="ArialMT" style:font-size-asian="27pt" style:font-weight-asian="bold" style:font-name-complex="ArialMT" style:font-size-complex="27pt" style:font-weight-complex="bold"/>
    </style:style>
    <style:style style:name="T7" style:family="text">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T8" style:family="text">
      <style:text-properties style:use-window-font-color="true" style:font-name="ArialMT" fo:font-size="14pt" style:font-name-asian="ArialMT" style:font-size-asian="14pt" style:font-name-complex="ArialMT" style:font-size-complex="14pt"/>
    </style:style>
    <style:style style:name="T9" style:family="text">
      <style:text-properties style:use-window-font-color="true" style:font-name="Helvetica" fo:font-size="12pt" style:font-name-asian="Helvetica" style:font-size-asian="12pt" style:font-name-complex="Helvetica" style:font-size-complex="12pt"/>
    </style:style>
    <style:style style:name="T10"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11" style:family="text">
      <style:text-properties style:use-window-font-color="true" style:font-name="Helvetica" fo:font-size="8pt" fo:font-weight="bold" style:font-name-asian="Helvetica" style:font-size-asian="8pt" style:font-weight-asian="bold" style:font-name-complex="Helvetica" style:font-size-complex="8pt" style:font-weight-complex="bold"/>
    </style:style>
    <style:style style:name="T12" style:family="text">
      <style:text-properties style:use-window-font-color="true" fo:font-weight="bold" style:font-name-asian="Helvetica" style:font-weight-asian="bold" style:font-name-complex="Helvetica" style:font-weight-complex="bold"/>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style:use-window-font-color="true" fo:font-size="12pt" fo:font-weight="bold" style:font-name-asian="Helvetica" style:font-size-asian="12pt" style:font-weight-asian="bold" style:font-name-complex="Helvetica" style:font-size-complex="12pt" style:font-weight-complex="bold"/>
    </style:style>
    <style:style style:name="T15" style:family="text">
      <style:text-properties fo:font-weight="bold" style:font-weight-asian="bold" style:font-weight-complex="bold"/>
    </style:style>
    <style:style style:name="T16" style:family="text">
      <style:text-properties fo:font-weight="normal"/>
    </style:style>
    <style:style style:name="T17" style:family="text">
      <style:text-properties fo:font-weight="normal" style:font-weight-asian="normal" style:font-weight-complex="normal"/>
    </style:style>
    <style:style style:name="T18" style:family="text">
      <style:text-properties style:font-name-asian="Helvetica"/>
    </style:style>
    <style:style style:name="T19" style:family="text">
      <style:text-properties style:font-weight-asian="normal"/>
    </style:style>
    <style:style style:name="T20" style:family="text">
      <style:text-properties style:font-name-complex="Helvetica"/>
    </style:style>
    <style:style style:name="T21" style:family="text">
      <style:text-properties style:font-weight-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 text:c="63"/></text:p>
      <text:p text:style-name="P6">Sida 1<text:tab/></text:p>
      <text:p text:style-name="P7"/>
      <text:p text:style-name="P7"/>
      <text:p text:style-name="P7"/>
      <text:p text:style-name="P17"><text:span text:style-name="T2">Styrelsen för</text:span><text:span text:style-name="T9"> </text:span></text:p>
      <text:p text:style-name="P17"><text:span text:style-name="T5">Amber BioSciences AB</text:span><text:span text:style-name="T10"> </text:span></text:p>
      <text:p text:style-name="P17"><text:span text:style-name="T3">Org nr 556755-7763</text:span><text:span text:style-name="T10"> </text:span></text:p>
      <text:p text:style-name="P8"/>
      <text:p text:style-name="P8"/>
      <text:p text:style-name="P8"/>
      <text:p text:style-name="P8">avger härmed</text:p>
      <text:p text:style-name="P15"><text:s/></text:p>
      <text:p text:style-name="P17"><text:span text:style-name="T6">Årsredovisning</text:span><text:span text:style-name="T10"> </text:span></text:p>
      <text:p text:style-name="P8"/>
      <text:p text:style-name="P17"><text:span text:style-name="T3">för räkenskapsåret 11 April 2008 - 30 <text:s/>April 2009</text:span><text:span text:style-name="T10"> </text:span></text:p>
      <text:p text:style-name="P10"/>
      <text:p text:style-name="P11"/>
      <text:p text:style-name="P11"/>
      <text:p text:style-name="P11"/>
      <text:p text:style-name="P11"/>
      <text:p text:style-name="P11"/>
      <text:p text:style-name="P11"/>
      <text:p text:style-name="P11"/>
      <text:p text:style-name="P11"/>
      <text:p text:style-name="P11"/>
      <text:p text:style-name="P1"><text:span text:style-name="T4"><text:tab/><text:tab/><text:tab/><text:tab/></text:span>Innehåll:<text:tab/><text:tab/><text:tab/><text:tab/><text:tab/><text:tab/><text:tab/><text:tab/><text:tab/><text:span text:style-name="T4">sida</text:span><text:span text:style-name="T10"> </text:span></text:p>
      <text:p text:style-name="P11"><text:tab/><text:tab/><text:tab/><text:tab/></text:p>
      <text:p text:style-name="P1"><text:span text:style-name="T4"><text:tab/><text:tab/><text:tab/><text:tab/>Förvaltningsberättelse <text:tab/><text:tab/><text:tab/><text:tab/><text:tab/><text:tab/> <text:s text:c="3"/>2</text:span><text:span text:style-name="T10"> </text:span></text:p>
      <text:p text:style-name="P1"><text:span text:style-name="T4"><text:tab/><text:tab/><text:tab/><text:tab/>Resultaträkning <text:tab/><text:tab/><text:tab/><text:tab/><text:tab/><text:tab/><text:tab/> <text:s text:c="3"/>3</text:span><text:span text:style-name="T10"> </text:span></text:p>
      <text:p text:style-name="P1"><text:span text:style-name="T4"><text:tab/><text:tab/><text:tab/><text:tab/>Balansräkning <text:tab/><text:tab/><text:tab/><text:tab/><text:tab/><text:tab/><text:tab/> <text:s text:c="3"/>4</text:span><text:span text:style-name="T10"> </text:span></text:p>
      <text:p text:style-name="P1"><text:span text:style-name="T4"><text:tab/><text:tab/><text:tab/><text:tab/>Redovisningsprinciper och noter <text:s/><text:tab/><text:tab/><text:tab/><text:tab/> <text:s text:c="3"/>5</text:span><text:span text:style-name="T10"> </text:span></text:p>
      <text:p text:style-name="P11"><text:tab/><text:tab/><text:tab/><text:tab/>Underskrifter <text:tab/><text:tab/><text:tab/><text:tab/><text:tab/><text:tab/><text:tab/><text:tab/> <text:s text:c="3"/>6</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text:soft-page-break/><text:span text:style-name="T4">Amber BioSciences AB<text:tab/><text:tab/><text:tab/><text:tab/>Årsredovisning</text:span><text:span text:style-name="T2"><text:tab/><text:tab/><text:tab/><text:tab/>Sida 2</text:span></text:p>
      <text:p text:style-name="P9">Org.nr: 556755-7763<text:tab/><text:tab/><text:tab/><text:tab/><text:tab/>080411-090430<text:tab/></text:p>
      <text:p text:style-name="P9"/>
      <text:p text:style-name="P9"/>
      <text:p text:style-name="P12"><text:tab/><text:tab/><text:tab/><text:tab/><text:tab/><text:tab/>Förvaltningsberättelse</text:p>
      <text:p text:style-name="P9"/>
      <text:p text:style-name="P11"/>
      <text:p text:style-name="P11"/>
      <text:p text:style-name="P11">Information om verksamheten</text:p>
      <text:p text:style-name="P11"/>
      <text:p text:style-name="P9">Amber BioSciences AB grundades i April 2008 av Ann-Sofie Albrekt, Björn Canbäck </text:p>
      <text:p text:style-name="P9">och Morten Krogh, som alla har erfarenhet inom bioinformatik och statistisk analys av</text:p>
      <text:p text:style-name="P9">biologiska data. Affärsmodellen är at sälja konsulttjänster till universitetsforskare och </text:p>
      <text:p text:style-name="P9">till bioteknikföretag. Tjänsterna består av bioinformatiska och statistiska analyser av data. <text:s/></text:p>
      <text:p text:style-name="P11"/>
      <text:p text:style-name="P11"/>
      <text:p text:style-name="P11">Väsentliga händelser under räkenskapsåret</text:p>
      <text:p text:style-name="P11"/>
      <text:p text:style-name="P9">Räkenskapsåret var Amber BioSciences första år. Genom företagets webbsida och personliga kontakter, skaffades ett antal kunder. Ambers arbetskraft var de tre grundarna, som under det gågna året arbetade oavlönat, och själv utförde alla analyser åt kunderna. </text:p>
      <text:p text:style-name="P9"/>
      <text:p text:style-name="P9">Amber Bioscience har också arbetat på at utveckla en webb-applikation. Detta arbete är pågående.</text:p>
      <text:p text:style-name="P11"/>
      <text:p text:style-name="P11"/>
      <text:p text:style-name="P11">Väsentliga händelser efter räkenskapsårets utgång</text:p>
      <text:p text:style-name="P11"/>
      <text:p text:style-name="P9">Företaget har fortsatt med samma affärsmodel, och ingen väsentliga </text:p>
      <text:p text:style-name="P9">förändringar i förhållande till första räkenskapsåret har inträffat. </text:p>
      <text:p text:style-name="P11"/>
      <text:p text:style-name="P11"/>
      <text:p text:style-name="P11">Framtida utveckling</text:p>
      <text:p text:style-name="P9"/>
      <text:p text:style-name="P9">Företagets plan är att fortsätta med att erbjuda konsulttjänster till universitet och bioteknikföretag.</text:p>
      <text:p text:style-name="P9">Förutom konsultdelen av verksamheten, planerar företaget att färdigställa webb-applikationen. Produkten planeras kunna generera egna intäkter och bidra till företagets konsolidering. Möjligen kommer Amber BioSciences anställa extra personal. Detta beror helt på orderingången.</text:p>
      <text:p text:style-name="P11"/>
      <text:p text:style-name="P11"/>
      <text:p text:style-name="P18"><text:span text:style-name="T4">Förslag till disposition beträffande bolagets vinst eller förlust</text:span><text:span text:style-name="T9"> </text:span></text:p>
      <text:p text:style-name="P16"/>
      <text:p text:style-name="P4">Styrelsen föreslår att till förfogande stående vinstmedel, kronor 72819,25, balanseras i ny räkning. Vad beträffar företagets resultat och ställning i övrigt, hänvisas till efterföljande resultat- och balansräkningar.</text:p>
      <text:p text:style-name="P9"/>
      <text:p text:style-name="P9"/>
      <text:p text:style-name="P9"/>
      <text:p text:style-name="P9"/>
      <text:p text:style-name="P9"/>
      <text:p text:style-name="P18"><text:soft-page-break/><text:span text:style-name="T4">Amber BioSciences AB<text:tab/><text:tab/><text:tab/><text:tab/>Årsredovisning</text:span><text:span text:style-name="T2"><text:tab/><text:tab/><text:tab/><text:tab/>Sida 3</text:span></text:p>
      <text:p text:style-name="P9">Org.nr: 556755-7763<text:tab/><text:tab/><text:tab/><text:tab/><text:tab/>080411-090430<text:tab/></text:p>
      <text:p text:style-name="P9"/>
      <text:p text:style-name="P9"/>
      <text:p text:style-name="P9"/>
      <text:p text:style-name="P9"/>
      <text:p text:style-name="P9"/>
      <text:p text:style-name="P9"/>
      <text:p text:style-name="P9"/>
      <text:p text:style-name="P19"><text:span text:style-name="T3"><text:tab/><text:tab/><text:tab/><text:tab/><text:tab/><text:tab/><text:tab/></text:span><text:span text:style-name="T8">Resultaträkning</text:span></text:p>
      <text:p text:style-name="P11"/>
      <text:p text:style-name="P11"/>
      <text:p text:style-name="P11"/>
      <text:p text:style-name="P2"/>
      <text:p text:style-name="P5"><text:tab/><text:tab/><text:tab/><text:tab/><text:tab/><text:tab/><text:tab/><text:tab/><text:tab/><text:tab/><text:tab/><text:tab/><text:tab/><text:tab/>Period </text:p>
      <text:p text:style-name="P3"/>
      <text:p text:style-name="P20"><text:span text:style-name="T12">RÖRELSENS INTÄKTER</text:span><text:span text:style-name="T13"> </text:span></text:p>
      <text:p text:style-name="P20"><text:span text:style-name="T12">Nettoomsättning</text:span><text:span text:style-name="T13"> <text:s/><text:tab/><text:tab/><text:tab/><text:tab/><text:tab/><text:tab/><text:tab/><text:tab/><text:tab/><text:tab/><text:tab/>118 251,59</text:span></text:p>
      <text:p text:style-name="P5"/>
      <text:p text:style-name="P5"/>
      <text:p text:style-name="P5"/>
      <text:p text:style-name="P20"><text:span text:style-name="T12">Summa nettoomsättning</text:span><text:span text:style-name="T13"> <text:tab/><text:tab/><text:tab/><text:tab/><text:tab/><text:tab/><text:tab/><text:tab/><text:tab/></text:span><text:span text:style-name="T12">118 251,59</text:span><text:span text:style-name="T13"> </text:span></text:p>
      <text:p text:style-name="P3"/>
      <text:p text:style-name="P20"><text:span text:style-name="T12">SUMMA RÖRELSENS INTÄKTER</text:span><text:span text:style-name="T13"> <text:tab/><text:tab/><text:tab/><text:tab/><text:tab/><text:tab/><text:tab/><text:tab/></text:span><text:span text:style-name="T12">118 251,59</text:span><text:span text:style-name="T13"> </text:span><text:span text:style-name="T13"><text:s/></text:span></text:p>
      <text:p text:style-name="P3"/>
      <text:p text:style-name="P20"><text:span text:style-name="T12">RÖRELSENS KOSTNADER<text:tab/><text:tab/><text:tab/><text:tab/><text:tab/><text:tab/><text:tab/><text:tab/><text:tab/><text:tab/>0,00</text:span><text:span text:style-name="T13"> </text:span></text:p>
      <text:p text:style-name="P3"/>
      <text:p text:style-name="P20"><text:span text:style-name="T12">BRUTTOVINST</text:span><text:span text:style-name="T13"> <text:tab/><text:tab/><text:tab/><text:tab/><text:tab/><text:tab/><text:tab/><text:tab/><text:tab/><text:tab/><text:tab/></text:span><text:span text:style-name="T12">118 251,59</text:span></text:p>
      <text:p text:style-name="P3"/>
      <text:p text:style-name="P3"/>
      <text:p text:style-name="P20"><text:span text:style-name="T12">Övriga externa kostnader</text:span><text:span text:style-name="T13"> <text:tab/><text:tab/><text:tab/><text:tab/><text:tab/><text:tab/><text:tab/><text:tab/><text:tab/> <text:s text:c="2"/>-</text:span><text:span text:style-name="T12">9 580,23</text:span></text:p>
      <text:p text:style-name="P20"><text:span text:style-name="T13"><text:s/></text:span></text:p>
      <text:p text:style-name="P20"><text:span text:style-name="T12">Personalkostnader</text:span><text:span text:style-name="T13"> <text:tab/><text:tab/><text:tab/><text:tab/><text:tab/><text:tab/><text:tab/><text:tab/><text:tab/><text:tab/><text:tab/> <text:s text:c="2"/>-</text:span><text:span text:style-name="T12">4 309,71</text:span><text:span text:style-name="T13"> </text:span></text:p>
      <text:p text:style-name="P3"/>
      <text:p text:style-name="P20"><text:span text:style-name="T12">Avskrivningar</text:span><text:span text:style-name="T13"> </text:span><text:span text:style-name="T12">på inventarier och verktyg <text:tab/></text:span><text:span text:style-name="T13"><text:tab/><text:tab/><text:tab/><text:tab/> <text:s text:c="13"/>-</text:span><text:span text:style-name="T12">3 223,80</text:span></text:p>
      <text:p text:style-name="P20"><text:span text:style-name="T12"/></text:p>
      <text:p text:style-name="P20"><text:span text:style-name="T12"/></text:p>
      <text:p text:style-name="P20"><text:span text:style-name="T12"/></text:p>
      <text:p text:style-name="P20"><text:span text:style-name="T12">RÖRELSERESULTAT</text:span><text:span text:style-name="T13"> <text:tab/><text:tab/><text:tab/><text:tab/><text:tab/><text:tab/><text:tab/><text:tab/><text:tab/><text:tab/> </text:span><text:span text:style-name="T12">101 137,85</text:span></text:p>
      <text:p text:style-name="P3"><text:span text:style-name="T13"/></text:p>
      <text:p text:style-name="P3"><text:span text:style-name="T13"/></text:p>
      <text:p text:style-name="P20"><text:span text:style-name="T12"/></text:p>
      <text:p text:style-name="P20"><text:span text:style-name="T12"/></text:p>
      <text:p text:style-name="P20"><text:span text:style-name="T12">Skatt på årets beskattningsbara resultat </text:span><text:span text:style-name="T13"><text:tab/><text:tab/><text:tab/><text:tab/><text:tab/><text:tab/> <text:s text:c="2"/></text:span><text:span text:style-name="T12">28 318,60</text:span></text:p>
      <text:p text:style-name="P20"><text:span text:style-name="T12"/></text:p>
      <text:p text:style-name="P20"><text:span text:style-name="T12"/></text:p>
      <text:p text:style-name="P20"><text:span text:style-name="T12">ÅRETS RESULTAT</text:span><text:span text:style-name="T13"> <text:s text:c="87"/></text:span><text:span text:style-name="T12">72 819,25</text:span><text:span text:style-name="T13"> </text:span></text:p>
      <text:p text:style-name="P20"><text:span text:style-name="T13"><text:s/></text:span></text:p>
      <text:p text:style-name="P4"/>
      <text:p text:style-name="P4"/>
      <text:p text:style-name="P4"/>
      <text:p text:style-name="P4"/>
      <text:p text:style-name="P18"><text:soft-page-break/><text:span text:style-name="T4">Amber BioSciences AB<text:tab/><text:tab/><text:tab/><text:tab/>Årsredovisning</text:span><text:span text:style-name="T2"><text:tab/><text:tab/> <text:s text:c="6"/><text:tab/> <text:s text:c="4"/>Sida 4</text:span></text:p>
      <text:p text:style-name="P9">Org.nr: 556755-7763<text:tab/><text:tab/><text:tab/><text:tab/><text:tab/>080411-090430<text:tab/></text:p>
      <text:p text:style-name="P9"/>
      <text:p text:style-name="P21"><text:span text:style-name="T2"><text:tab/><text:tab/><text:tab/><text:tab/><text:tab/><text:tab/><text:tab/><text:tab/></text:span><text:span text:style-name="T7">Balansräkning</text:span></text:p>
      <text:p text:style-name="P12"/>
      <text:p text:style-name="P21"><text:span text:style-name="T11"><text:tab/><text:tab/><text:tab/><text:tab/><text:tab/><text:tab/><text:tab/><text:tab/><text:tab/><text:tab/><text:tab/><text:tab/><text:tab/></text:span><text:span text:style-name="T14">Period = Utg balans </text:span></text:p>
      <text:p text:style-name="P20"><text:span text:style-name="T12">TILLGÅNGAR</text:span><text:span text:style-name="T13"> </text:span></text:p>
      <text:p text:style-name="P3"/>
      <text:p text:style-name="P20"><text:span text:style-name="T12">Anläggningstillgångar</text:span><text:span text:style-name="T13"> </text:span></text:p>
      <text:p text:style-name="P5"><text:s text:c="2"/>Inventarier <text:s/>(not 1) <text:s text:c="9"/><text:tab/><text:tab/><text:tab/><text:tab/><text:tab/><text:tab/><text:tab/><text:tab/><text:tab/><text:tab/><text:tab/> <text:s text:c="4"/>12 895</text:p>
      <text:p text:style-name="P20"><text:span text:style-name="T12"/></text:p>
      <text:p text:style-name="P20"><text:span text:style-name="T12">Summa anläggningstillgångar</text:span><text:span text:style-name="T13"> <text:tab/><text:tab/><text:tab/><text:tab/><text:tab/><text:tab/><text:tab/><text:tab/><text:tab/> <text:s text:c="4"/></text:span><text:span text:style-name="T12">12 895</text:span></text:p>
      <text:p text:style-name="P3"/>
      <text:p text:style-name="P20"><text:span text:style-name="T12">Omsättningstillgångar</text:span><text:span text:style-name="T13"> </text:span></text:p>
      <text:p text:style-name="P5"/>
      <text:p text:style-name="P5">Kortfristiga fordringar </text:p>
      <text:p text:style-name="P5"><text:s text:c="2"/>Kundfordringar <text:tab/><text:tab/><text:tab/><text:tab/><text:tab/><text:tab/><text:tab/><text:tab/><text:tab/><text:tab/><text:tab/> <text:s text:c="15"/>25 000 </text:p>
      <text:p text:style-name="P5"><text:s/></text:p>
      <text:p text:style-name="P5">Summa kortfristiga fordringar <text:tab/><text:tab/><text:tab/><text:tab/><text:tab/><text:tab/><text:tab/><text:tab/><text:tab/><text:tab/> <text:s text:c="4"/>25 000</text:p>
      <text:p text:style-name="P5"/>
      <text:p text:style-name="P5">Kassa och bank </text:p>
      <text:p text:style-name="P5"><text:s text:c="2"/>Bank <text:s/><text:tab/><text:tab/><text:tab/><text:tab/><text:tab/> <text:s text:c="20"/><text:tab/><text:tab/><text:tab/><text:tab/> <text:s text:c="29"/>135 961</text:p>
      <text:p text:style-name="P5">Summa kassa och bank <text:tab/><text:tab/><text:tab/><text:tab/><text:tab/><text:tab/><text:tab/><text:tab/><text:tab/><text:tab/> <text:s text:c="13"/>135 961</text:p>
      <text:p text:style-name="P20"><text:span text:style-name="T12">Summa omsättningstillgångar</text:span><text:span text:style-name="T13"> <text:tab/><text:tab/><text:tab/><text:tab/><text:tab/><text:tab/><text:tab/><text:tab/> <text:s text:c="13"/></text:span><text:span text:style-name="T12">160 961</text:span></text:p>
      <text:p text:style-name="P3"/>
      <text:p text:style-name="P20"><text:span text:style-name="T12">SUMMA TILLGÅNGAR</text:span><text:span text:style-name="T13"><text:tab/><text:tab/><text:tab/><text:tab/><text:tab/><text:tab/><text:tab/><text:tab/><text:tab/><text:tab/> <text:s text:c="13"/></text:span><text:span text:style-name="T12">173 856</text:span></text:p>
      <text:p text:style-name="P3"/>
      <text:p text:style-name="P3"/>
      <text:p text:style-name="P20"><text:span text:style-name="T12">EGET KAPITAL, AVSÄTTNINGAR OCH SKULDER</text:span><text:span text:style-name="T13"> </text:span></text:p>
      <text:p text:style-name="P3"/>
      <text:p text:style-name="P20"><text:span text:style-name="T12">Eget kapital</text:span><text:span text:style-name="T13"> </text:span></text:p>
      <text:p text:style-name="P5"><text:s/>Bundet Aktiekapital (not 2) <text:tab/><text:tab/><text:tab/><text:tab/><text:tab/><text:tab/><text:tab/><text:tab/><text:tab/> <text:s text:c="13"/>100 000 </text:p>
      <text:p text:style-name="P5"><text:s/>Fritt eget kapital <text:tab/><text:tab/><text:tab/><text:tab/><text:tab/><text:tab/><text:tab/><text:tab/><text:tab/><text:tab/><text:tab/> <text:s text:c="15"/>72 819</text:p>
      <text:p text:style-name="P20"><text:span text:style-name="T12">Summa eget kapital</text:span><text:span text:style-name="T13"> <text:tab/><text:tab/><text:tab/><text:tab/><text:tab/><text:tab/><text:tab/><text:tab/><text:tab/><text:tab/> <text:s text:c="13"/></text:span><text:span text:style-name="T12">172 819</text:span></text:p>
      <text:p text:style-name="P3"/>
      <text:p text:style-name="P20"><text:span text:style-name="T12">Kortfristiga skulder</text:span><text:span text:style-name="T13"> </text:span></text:p>
      <text:p text:style-name="P20"><text:span text:style-name="T13"><text:s text:c="3"/>Övriga skulder <text:s text:c="108"/>1 037</text:span></text:p>
      <text:p text:style-name="P20"><text:span text:style-name="T13"/></text:p>
      <text:p text:style-name="P20"><text:span text:style-name="T12">Summa kortfristiga skulder</text:span><text:span text:style-name="T13"><text:tab/><text:tab/><text:tab/><text:tab/><text:tab/><text:tab/><text:tab/><text:tab/><text:tab/><text:tab/> <text:s text:c="6"/></text:span><text:span text:style-name="T12">1 037</text:span></text:p>
      <text:p text:style-name="P3"/>
      <text:p text:style-name="P20"><text:span text:style-name="T12">SUMMA EGET KAPITAL OCH</text:span><text:span text:style-name="T13"> </text:span><text:span text:style-name="T12">SKULDER</text:span><text:span text:style-name="T13"> <text:tab/><text:tab/><text:tab/><text:tab/><text:tab/><text:tab/> <text:s text:c="13"/></text:span><text:span text:style-name="T12">173 856</text:span><text:span text:style-name="T13"> </text:span></text:p>
      <text:p text:style-name="P3"/>
      <text:p text:style-name="P30"><text:span text:style-name="T14"/></text:p>
      <text:p text:style-name="P12">Ställda säkerheter<text:tab/><text:tab/><text:tab/><text:tab/><text:tab/><text:tab/><text:tab/><text:tab/><text:tab/><text:tab/><text:tab/> <text:s text:c="6"/>inga</text:p>
      <text:p text:style-name="P12">Ansvarsförbindelser<text:tab/><text:tab/><text:tab/><text:tab/><text:tab/><text:tab/><text:tab/><text:tab/><text:tab/><text:tab/><text:tab/> <text:s text:c="6"/>inga</text:p>
      <text:p text:style-name="P12"/>
      <text:p text:style-name="P12"/>
      <text:p text:style-name="P12"/>
      <text:p text:style-name="P12"/>
      <text:p text:style-name="P12"/>
      <text:p text:style-name="P11"/>
      <text:p text:style-name="P18"><text:soft-page-break/><text:span text:style-name="T4">Amber BioSciences AB<text:tab/><text:tab/><text:tab/><text:tab/>Årsredovisning</text:span><text:span text:style-name="T2"><text:tab/><text:tab/><text:tab/><text:tab/>Sida 5</text:span></text:p>
      <text:p text:style-name="P11">Org.nr: 556755-7763<text:tab/><text:tab/><text:tab/><text:tab/>080411-090430<text:tab/></text:p>
      <text:p text:style-name="P11"/>
      <text:p text:style-name="P11"/>
      <text:p text:style-name="P13">Redovisningsprinciper och noter</text:p>
      <text:p text:style-name="P11"/>
      <text:p text:style-name="P11"/>
      <text:p text:style-name="P11">Redovisningsprinciper</text:p>
      <text:p text:style-name="P9"><text:span text:style-name="T15"/></text:p>
      <text:p text:style-name="P9">Årsredovisningen har upprättats i enlighet med Årsredovisningslagen.</text:p>
      <text:p text:style-name="P11"/>
      <text:p text:style-name="P11"/>
      <text:p text:style-name="P11">Värderingsprinciper</text:p>
      <text:p text:style-name="P11"/>
      <text:p text:style-name="P9">Tilgångar och skulder har värderats till anskafningsvärden om inget annat anges.</text:p>
      <text:p text:style-name="P9"/>
      <text:p text:style-name="P9"/>
      <text:p text:style-name="P27">Avskrivningsprinciper för materiella anläggningstillgångar</text:p>
      <text:p text:style-name="P11"/>
      <text:p text:style-name="P9">Avskrivning har skett med följande procentsatser: <text:s text:c="40"/>20%</text:p>
      <text:p text:style-name="P11"/>
      <text:p text:style-name="P11"/>
      <text:p text:style-name="P11"/>
      <text:p text:style-name="P11">Upplysningar til enskilda poster</text:p>
      <text:p text:style-name="P11"/>
      <text:p text:style-name="P11"/>
      <text:p text:style-name="P11"><text:span text:style-name="T17">Not 1 <text:s text:c="3"/></text:span>Inventarier <text:span text:style-name="T17"><text:s text:c="2"/></text:span><text:s text:c="81"/><text:span text:style-name="T23">2009-04-30</text:span></text:p>
      <text:p text:style-name="P11"><text:s/><text:tab/><text:tab/><text:tab/><text:tab/><text:tab/><text:tab/><text:tab/><text:tab/><text:tab/><text:tab/><text:tab/><text:tab/><text:tab/><text:tab/></text:p>
      <text:p text:style-name="P11"><text:s text:c="12"/><text:span text:style-name="T17"><text:s/>Ingående anskafningsvärde <text:s/><text:tab/><text:tab/><text:tab/><text:tab/><text:tab/><text:tab/><text:tab/> <text:s text:c="3"/>16 119</text:span></text:p>
      <text:p text:style-name="P9"><text:s text:c="13"/>Försäljningar/utrangeringar <text:s text:c="25"/><text:span text:style-name="T15"><text:s text:c="31"/></text:span><text:span text:style-name="T24"><text:s text:c="17"/></text:span><text:span text:style-name="T22">0</text:span><text:span text:style-name="T15"><text:tab/> <text:s text:c="23"/><text:tab/> <text:s text:c="2"/></text:span><text:s text:c="2"/>Utgående ackumulerat anskafningsvärde<text:tab/><text:tab/><text:tab/><text:tab/> <text:s text:c="14"/>16 119<text:tab/> <text:tab/><text:span text:style-name="T15"><text:tab/></text:span></text:p>
      <text:p text:style-name="P9"><text:span text:style-name="T15"><text:tab/> </text:span><text:s text:c="4"/>Ingående avskrivningar <text:s text:c="6"/><text:tab/><text:tab/><text:tab/><text:tab/><text:tab/><text:tab/><text:tab/><text:tab/><text:tab/> <text:s text:c="2"/>0</text:p>
      <text:p text:style-name="P9"><text:s text:c="13"/>Försäljningar/utrangeringar <text:tab/><text:tab/><text:tab/><text:tab/><text:tab/><text:tab/><text:tab/><text:tab/><text:tab/> <text:s text:c="2"/>0</text:p>
      <text:p text:style-name="P9"><text:span text:style-name="T15"><text:s text:c="11"/></text:span><text:s text:c="2"/>Årets avskrivningar <text:s text:c="70"/><text:span text:style-name="T22"><text:s text:c="9"/>3 224</text:span></text:p>
      <text:p text:style-name="P9"><text:s text:c="13"/>Utgående ackumulerade avskrivningar <text:s text:c="48"/>3 224</text:p>
      <text:p text:style-name="P9"/>
      <text:p text:style-name="P9"/>
      <text:p text:style-name="P9"><text:tab/> <text:s text:c="4"/><text:span text:style-name="T15">Redovisat värde <text:s text:c="73"/></text:span><text:span text:style-name="T24"><text:s text:c="6"/>12 895 </text:span></text:p>
      <text:p text:style-name="P11"/>
      <text:p text:style-name="P11"/>
      <text:p text:style-name="P11"/>
      <text:p text:style-name="P11"/>
      <text:p text:style-name="P9">Not 2 <text:s text:c="3"/><text:span text:style-name="T15">Eget kapital <text:s text:c="3"/></text:span><text:s text:c="7"/>Aktiekapital <text:s text:c="5"/>Reservfond <text:s text:c="2"/>Balanseret <text:s text:c="22"/>Årets </text:p>
      <text:p text:style-name="P9"><text:s text:c="11"/><text:span text:style-name="T25"><text:s text:c="32"/></text:span><text:span text:style-name="T22"><text:s text:c="53"/>resultat <text:s text:c="18"/>resultat </text:span></text:p>
      <text:p text:style-name="P28"/>
      <text:p text:style-name="P28"><text:span text:style-name="T17"><text:s/>Belopp ved årets ingång <text:s text:c="6"/>100 000 <text:s text:c="18"/>0 <text:s text:c="18"/>0 <text:s text:c="34"/>0</text:span></text:p>
      <text:p text:style-name="P11"><text:s/><text:span text:style-name="T26">Årest resultat <text:s text:c="19"/></text:span><text:span text:style-name="T23"><text:s text:c="86"/>72 819</text:span></text:p>
      <text:p text:style-name="P11"><text:s/><text:span text:style-name="T17">Belopp ved årets utgång <text:s text:c="6"/>100 000 <text:s text:c="18"/>0 <text:s text:c="18"/>0 <text:s text:c="25"/>72 819</text:span></text:p>
      <text:p text:style-name="P11"/>
      <text:p text:style-name="P11"/>
      <text:p text:style-name="P11"/>
      <text:p text:style-name="P18"><text:soft-page-break/><text:span text:style-name="T4">Amber BioSciences AB<text:tab/><text:tab/><text:tab/><text:tab/>Årsredovisning</text:span><text:span text:style-name="T2"><text:tab/><text:tab/><text:tab/><text:tab/>Sida 6</text:span></text:p>
      <text:p text:style-name="P11">Org.nr: 556755-7763<text:tab/><text:tab/><text:tab/><text:tab/>080411-090430<text:tab/></text:p>
      <text:p text:style-name="P11"/>
      <text:p text:style-name="P11"/>
      <text:p text:style-name="P11"/>
      <text:p text:style-name="P9">Lund 2009-06-12</text:p>
      <text:p text:style-name="P14"/>
      <text:p text:style-name="P14"/>
      <text:p text:style-name="P14"/>
      <text:p text:style-name="P14"/>
      <text:p text:style-name="P9">Morten Krogh<text:tab/><text:tab/><text:tab/><text:tab/><text:tab/>Björn Canbäck <text:s text:c="14"/>Ann-Sofie Albrekt</text:p>
      <text:p text:style-name="P9">Verkställande direktör<text:tab/><text:tab/><text:tab/>Styrelseordförande <text:s text:c="8"/>Ledamot</text:p>
      <text:p text:style-name="P9"/>
      <text:p text:style-name="P9"/>
      <text:p text:style-name="P9"/>
      <text:p text:style-name="P9"/>
      <text:p text:style-name="P9"/>
      <text:p text:style-name="P11">Revisorspåteckning</text:p>
      <text:p text:style-name="P9"/>
      <text:p text:style-name="P9">Min revisionsberättelse har avgivits 2009-</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0</meta:generator>
    <meta:creation-date>2009-06-15T12:23:06</meta:creation-date>
    <dc:date>2009-08-26T11:03:47</dc:date>
    <meta:print-date>2009-06-22T14:35:09</meta:print-date>
    <meta:editing-cycles>33</meta:editing-cycles>
    <meta:editing-duration>PT05H55M09S</meta:editing-duration>
    <meta:document-statistic meta:table-count="0" meta:image-count="0" meta:object-count="0" meta:page-count="6" meta:paragraph-count="113" meta:word-count="555" meta:character-count="6289"/>
    <meta:user-defined meta:name="Info 1"/>
    <meta:user-defined meta:name="Info 2"/>
    <meta:user-defined meta:name="Info 3"/>
    <meta:user-defined meta:name="Info 4"/>
  </office:meta>
</office:document-meta>
</file>